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BE87D5B8EB297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f21" officeooo:paragraph-rsid="00100f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95cm, 0cm, 0cm, 1.8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2cm" svg:y="-2cm" svg:width="16.284cm" svg:height="8.195cm" draw:z-index="0"><draw:image xlink:href="Pictures/1000020100000556000003000BE87D5B8EB297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0:10:26.507172006</meta:creation-date>
    <dc:date>2021-10-28T10:20:59.807168702</dc:date>
    <meta:editing-duration>PT10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